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fo:padding-left="0in" fo:padding-right="0in" fo:padding-top="0in" fo:padding-bottom="0.0291in" fo:border-left="none" fo:border-right="none" fo:border-top="none" fo:border-bottom="0.06pt solid #000000" style:join-border="false"/>
      <style:text-properties style:font-name="Times New Roman" officeooo:rsid="0015da8d" officeooo:paragraph-rsid="0015da8d"/>
    </style:style>
    <style:style style:name="P2" style:family="paragraph" style:parent-style-name="Standard">
      <style:paragraph-properties fo:margin-left="0in" fo:margin-right="0in" fo:text-indent="0in" style:auto-text-indent="false"/>
      <style:text-properties style:font-name="Times New Roman" officeooo:rsid="00141d5f" officeooo:paragraph-rsid="00141d5f"/>
    </style:style>
    <style:style style:name="P3" style:family="paragraph" style:parent-style-name="Standard">
      <style:paragraph-properties fo:margin-left="0in" fo:margin-right="0in" fo:text-indent="0in" style:auto-text-indent="false"/>
      <style:text-properties style:font-name="Times New Roman" officeooo:rsid="0015da8d" officeooo:paragraph-rsid="0015da8d"/>
    </style:style>
    <style:style style:name="P4" style:family="paragraph" style:parent-style-name="Standard">
      <style:paragraph-properties fo:margin-left="0in" fo:margin-right="0in" fo:text-align="end" style:justify-single-word="false" fo:text-indent="0in" style:auto-text-indent="false"/>
      <style:text-properties style:font-name="Times New Roman" officeooo:rsid="0015da8d" officeooo:paragraph-rsid="0015da8d"/>
    </style:style>
    <style:style style:name="P5" style:family="paragraph" style:parent-style-name="Standard">
      <style:paragraph-properties fo:margin-left="0in" fo:margin-right="0in" fo:text-align="center" style:justify-single-word="false" fo:text-indent="0in" style:auto-text-indent="false" fo:padding-left="0in" fo:padding-right="0in" fo:padding-top="0in" fo:padding-bottom="0.0291in" fo:border-left="none" fo:border-right="none" fo:border-top="none" fo:border-bottom="0.99pt solid #000000" style:join-border="false"/>
      <style:text-properties style:font-name="Times New Roman" fo:font-size="14pt" officeooo:rsid="00141d5f" officeooo:paragraph-rsid="00141d5f" style:font-size-asian="14pt" style:font-size-complex="14pt"/>
    </style:style>
    <style:style style:name="P6" style:family="paragraph" style:parent-style-name="Standard" style:list-style-name="L1">
      <style:paragraph-properties fo:margin-left="0.4925in" fo:margin-right="0in" fo:text-indent="0in" style:auto-text-indent="false"/>
      <style:text-properties style:font-name="Times New Roman" officeooo:rsid="00141d5f" officeooo:paragraph-rsid="00141d5f"/>
    </style:style>
    <style:style style:name="P7" style:family="paragraph" style:parent-style-name="Standard">
      <style:paragraph-properties fo:margin-left="0.4925in" fo:margin-right="0in" fo:text-indent="0in" style:auto-text-indent="false"/>
      <style:text-properties style:font-name="Times New Roman" officeooo:rsid="0015da8d" officeooo:paragraph-rsid="0015da8d"/>
    </style:style>
    <style:style style:name="P8" style:family="paragraph" style:parent-style-name="Standard" style:list-style-name="L1">
      <style:paragraph-properties fo:margin-left="0.4925in" fo:margin-right="0in" fo:text-indent="-0.25in" style:auto-text-indent="false"/>
      <style:text-properties officeooo:paragraph-rsid="0018ccc8"/>
    </style:style>
    <style:style style:name="P9" style:family="paragraph" style:parent-style-name="Standard" style:list-style-name="L1">
      <style:paragraph-properties fo:margin-left="0.4925in" fo:margin-right="0in" fo:text-indent="-0.25in" style:auto-text-indent="false"/>
      <style:text-properties style:font-name="Times New Roman" officeooo:paragraph-rsid="00141d5f"/>
    </style:style>
    <style:style style:name="P10" style:family="paragraph" style:parent-style-name="Standard" style:list-style-name="L1">
      <style:paragraph-properties fo:margin-left="0.4925in" fo:margin-right="0in" fo:text-indent="-0.25in" style:auto-text-indent="false"/>
      <style:text-properties style:font-name="Times New Roman" officeooo:rsid="00141d5f" officeooo:paragraph-rsid="00141d5f"/>
    </style:style>
    <style:style style:name="P11" style:family="paragraph" style:parent-style-name="Standard" style:list-style-name="L1">
      <style:paragraph-properties fo:margin-left="0.4925in" fo:margin-right="0in" fo:text-indent="-0.25in" style:auto-text-indent="false"/>
      <style:text-properties style:font-name="Times New Roman" officeooo:rsid="0015da8d" officeooo:paragraph-rsid="0015da8d"/>
    </style:style>
    <style:style style:name="P12" style:family="paragraph" style:parent-style-name="Standard">
      <style:paragraph-properties fo:margin-left="0.4925in" fo:margin-right="0in" fo:text-indent="-0.25in" style:auto-text-indent="false"/>
      <style:text-properties style:font-name="Times New Roman" officeooo:rsid="0015da8d" officeooo:paragraph-rsid="0015da8d"/>
    </style:style>
    <style:style style:name="P13" style:family="paragraph" style:parent-style-name="Standard" style:list-style-name="L1">
      <style:paragraph-properties fo:margin-left="0.4925in" fo:margin-right="0in" fo:text-indent="-0.25in" style:auto-text-indent="false"/>
      <style:text-properties officeooo:rsid="001c4c61" officeooo:paragraph-rsid="001c4c61"/>
    </style:style>
    <style:style style:name="P14" style:family="paragraph" style:parent-style-name="Standard" style:list-style-name="L1">
      <style:paragraph-properties fo:margin-left="0.2425in" fo:margin-right="0in" fo:text-indent="0in" style:auto-text-indent="false"/>
      <style:text-properties style:font-name="Times New Roman" officeooo:paragraph-rsid="00141d5f"/>
    </style:style>
    <style:style style:name="P15" style:family="paragraph" style:parent-style-name="Standard" style:list-style-name="L1">
      <style:paragraph-properties fo:margin-left="0.2425in" fo:margin-right="0in" fo:text-indent="0in" style:auto-text-indent="false"/>
      <style:text-properties officeooo:rsid="001c4c61" officeooo:paragraph-rsid="001c4c61"/>
    </style:style>
    <style:style style:name="P16" style:family="paragraph" style:parent-style-name="Standard" style:master-page-name="">
      <loext:graphic-properties draw:fill="none"/>
      <style:paragraph-properties fo:margin-left="0.25in" fo:margin-right="0in" fo:text-indent="0.7in" style:auto-text-indent="false" style:page-number="auto" fo:background-color="transparent" style:writing-mode="page"/>
      <style:text-properties style:font-name="Times New Roman" officeooo:paragraph-rsid="00141d5f"/>
    </style:style>
    <style:style style:name="P17" style:family="paragraph" style:parent-style-name="Standard">
      <loext:graphic-properties draw:fill="none"/>
      <style:paragraph-properties fo:margin-left="0.25in" fo:margin-right="0in" fo:text-indent="0.7in" style:auto-text-indent="false" fo:background-color="transparent" style:writing-mode="page"/>
      <style:text-properties style:font-name="Times New Roman" officeooo:rsid="001e2e60" officeooo:paragraph-rsid="001e2e60"/>
    </style:style>
    <style:style style:name="P18" style:family="paragraph" style:parent-style-name="Standard">
      <style:paragraph-properties fo:margin-left="0.25in" fo:margin-right="0in" fo:text-indent="0.7in" style:auto-text-indent="false" style:writing-mode="page"/>
      <style:text-properties style:font-name="Times New Roman" officeooo:rsid="0015da8d" officeooo:paragraph-rsid="0015da8d"/>
    </style:style>
    <style:style style:name="P19" style:family="paragraph" style:parent-style-name="Standard">
      <style:paragraph-properties fo:margin-left="0.25in" fo:margin-right="0in" fo:text-indent="0.7in" style:auto-text-indent="false" style:writing-mode="page"/>
      <style:text-properties style:font-name="Times New Roman" officeooo:rsid="002000e1" officeooo:paragraph-rsid="002000e1"/>
    </style:style>
    <style:style style:name="P20" style:family="paragraph" style:parent-style-name="Standard">
      <style:paragraph-properties fo:margin-left="0.25in" fo:margin-right="0in" fo:text-indent="0.7in" style:auto-text-indent="false" style:writing-mode="page"/>
      <style:text-properties style:font-name="Times New Roman" officeooo:rsid="002059e2" officeooo:paragraph-rsid="002059e2"/>
    </style:style>
    <style:style style:name="P21" style:family="paragraph" style:parent-style-name="Standard">
      <style:paragraph-properties fo:margin-left="0.25in" fo:margin-right="0in" fo:text-indent="0.7in" style:auto-text-indent="false" style:writing-mode="page"/>
      <style:text-properties style:font-name="Times New Roman" officeooo:rsid="00221fd3" officeooo:paragraph-rsid="00221fd3"/>
    </style:style>
    <style:style style:name="P22" style:family="paragraph" style:parent-style-name="Standard" style:list-style-name="L3">
      <style:paragraph-properties style:writing-mode="page"/>
      <style:text-properties style:font-name="Times New Roman" officeooo:rsid="00221fd3" officeooo:paragraph-rsid="00221fd3"/>
    </style:style>
    <style:style style:name="P23" style:family="paragraph" style:parent-style-name="Standard">
      <style:paragraph-properties style:writing-mode="page"/>
      <style:text-properties style:font-name="Times New Roman" officeooo:rsid="00221fd3" officeooo:paragraph-rsid="00221fd3"/>
    </style:style>
    <style:style style:name="P24" style:family="paragraph" style:parent-style-name="Footer">
      <style:paragraph-properties fo:text-align="end" style:justify-single-word="false"/>
      <style:text-properties style:font-name="Times New Roman" fo:font-size="8pt" style:font-size-asian="8pt" style:font-size-complex="8pt"/>
    </style:style>
    <style:style style:name="T1" style:family="text">
      <style:text-properties officeooo:rsid="00141d5f"/>
    </style:style>
    <style:style style:name="T2" style:family="text">
      <style:text-properties style:font-name="Times New Roman"/>
    </style:style>
    <style:style style:name="T3" style:family="text">
      <style:text-properties style:font-name="Times New Roman" officeooo:rsid="00141d5f"/>
    </style:style>
    <style:style style:name="T4" style:family="text">
      <style:text-properties style:font-name="Times New Roman" officeooo:rsid="001c4c61"/>
    </style:style>
    <style:style style:name="T5" style:family="text">
      <style:text-properties officeooo:rsid="001837e3"/>
    </style:style>
    <style:style style:name="T6" style:family="text">
      <style:text-properties style:text-position="super 58%" officeooo:rsid="001837e3"/>
    </style:style>
    <style:style style:name="T7" style:family="text">
      <style:text-properties officeooo:rsid="001e2e60"/>
    </style:style>
    <style:style style:name="T8" style:family="text">
      <style:text-properties officeooo:rsid="002059e2"/>
    </style:style>
    <style:style style:name="T9" style:family="text">
      <style:text-properties officeooo:rsid="00221fd3"/>
    </style:style>
    <style:style style:name="T10" style:family="text">
      <style:text-properties officeooo:rsid="0024f279"/>
    </style:style>
    <text:list-style style:name="L1">
      <text:list-level-style-number text:level="1" style:num-suffix="." style:num-format="I">
        <style:list-level-properties text:list-level-position-and-space-mode="label-alignment">
          <style:list-level-label-alignment text:label-followed-by="listtab" text:list-tab-stop-position="0.75in" fo:text-indent="-0.75in" fo:margin-left="1.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25in" fo:text-indent="0.2402in" fo:margin-left="0.5098in"/>
        </style:list-level-properties>
      </text:list-level-style-number>
      <text:list-level-style-number text:level="3" text:style-name="Numbering_20_Symbols" style:num-prefix="                    " style:num-suffix=".   " style:num-format="1">
        <style:list-level-properties text:list-level-position-and-space-mode="label-alignment">
          <style:list-level-label-alignment text:label-followed-by="listtab" text:list-tab-stop-position="1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ft Bank Books Collective Bylaws</text:p>
      <text:p text:style-name="P2"/>
      <text:list xml:id="list2843266639" text:style-name="L1">
        <text:list-header>
          <text:p text:style-name="P6"/>
        </text:list-header>
        <text:list-item>
          <text:p text:style-name="P9"><text:span text:style-name="T1">Purpose</text:span></text:p>
        </text:list-item>
      </text:list>
      <text:p text:style-name="P16">The purpose of the corporation shall be educational in nature. Through the operation of the bookstore &amp; distribution service, we will provide a wide selection of educational &amp; informational material not available through conventional sources. This material shall present a diversity of ideas that shall serve to educate &amp; inform the general public. We will also serve as a community educational service through providing continuous free information, a forum for free public events, &amp; a center for various groups to engage in community networking &amp; development.</text:p>
      <text:list xml:id="list162822190582768" text:continue-numbering="true" text:style-name="L1">
        <text:list-item>
          <text:list>
            <text:list-item>
              <text:list>
                <text:list-header>
                  <text:p text:style-name="P14"/>
                </text:list-header>
              </text:list>
            </text:list-item>
          </text:list>
        </text:list-item>
        <text:list-item>
          <text:p text:style-name="P8"><text:span text:style-name="T3">Collective Membership</text:span></text:p>
          <text:list>
            <text:list-item>
              <text:p text:style-name="P8"><text:span text:style-name="T3">Collective membership is voluntary, and is based on approval by the existing Collective. Members will include both paid staff and volunteers. Prospective members shall be required to have volunteered no less than 3 months and to provide a statement detailing why he/she desires to become a member. Prospective members must also agree to work within the existing by-laws of the Collective. Membership commences with unanimous approval of the existing Collective. Membership is not transferable. All Left Bank Books Collective documents, meetings and meeting notes, and other operating agreements are open to scrutiny by any Collective member.</text:span></text:p>
            </text:list-item>
            <text:list-item>
              <text:p text:style-name="P8"><text:span text:style-name="T3">Obligations of Collective members are as follows:</text:span></text:p>
              <text:list>
                <text:list-item>
                  <text:p text:style-name="P8"><text:span text:style-name="T3">Commitment to collective process, including, but not limited to, consensus-based </text:span><text:span text:style-name="T4">`<text:tab/><text:tab/></text:span><text:span text:style-name="T3">decision making, the maintaining of an egalitarian work-place.</text:span></text:p>
                </text:list-item>
                <text:list-item>
                  <text:p text:style-name="P13"><text:span text:style-name="T3">O</text:span><text:span text:style-name="T2">perating the bookstore and distribution service in a manner that serves to <text:tab/><text:tab/><text:tab/>support the survival of existing Collective projects.</text:span></text:p>
                </text:list-item>
                <text:list-item>
                  <text:p text:style-name="P13"><text:span text:style-name="T2">Maintaining a community space that provides educational material and events in <text:tab/><text:tab/><text:tab/>accordance with Article 1.</text:span></text:p>
                </text:list-item>
                <text:list-item>
                  <text:p text:style-name="P13"><text:span text:style-name="T2">Working a minimum number of hours per month at one of the Collective <text:tab/><text:tab/><text:tab/><text:tab/>projects. Amount of hours will be decided on an individual, case-by-case basis by <text:tab/><text:tab/>existing Collective members.</text:span></text:p>
                </text:list-item>
                <text:list-item>
                  <text:p text:style-name="P13"><text:span text:style-name="T2">Train new members in any &amp; all aspects of the Collective projects.</text:span></text:p>
                  <text:p text:style-name="P15"><text:span text:style-name="T2"/></text:p>
                </text:list-item>
              </text:list>
            </text:list-item>
          </text:list>
        </text:list-item>
        <text:list-item>
          <text:p text:style-name="P10">Hiring Paid Staff</text:p>
        </text:list-item>
      </text:list>
      <text:p text:style-name="P17">Paid staff shall be selected from the following groups, in order: volunteer Collective members, general volunteers, the general public. All paid staff automatically become full Collective members. Paid staff must be willing &amp; able to fulfill all obligations, duties, &amp; responsibilities of a Collective member, as delineated in Article II, above. Paid staff are hired only via full Collective consensus.</text:p>
      <text:p text:style-name="P17"/>
      <text:list xml:id="list162822310378974" text:continue-numbering="true" text:style-name="L1">
        <text:list-item>
          <text:p text:style-name="P11">Termination of Membership</text:p>
        </text:list-item>
      </text:list>
      <text:p text:style-name="P18"><text:span text:style-name="T7">Termination of membership shall be either by self-initiated termination or upon Collective request for termination. A request for termination must be made by a majority of Collective members. A special meeting must be scheduled for within 7 days of request for termination. Termination of membership will be decided via consensus of all members other than the member in question. Termination of membership can be called for due to any violation of any of the obligations listed in Article II, Sections B/1-5. Reasons for termination shall be duly noted in the meeting minutes.</text:span></text:p>
      <text:p text:style-name="P18"/>
      <text:list xml:id="list162822879472445" text:continue-numbering="true" text:style-name="L1">
        <text:list-item>
          <text:p text:style-name="P11"><text:soft-page-break/>Meetings</text:p>
        </text:list-item>
      </text:list>
      <text:p text:style-name="P19">General Collective meetings are held once every month. The time of the monthly meeting shall be at 6:30pm on the second Sunday of every month. This is subject to change at any Collective meeting without a change to the bylaws.</text:p>
      <text:p text:style-name="P19">All Collective members are required to attend meetings, except by collective consensus.</text:p>
      <text:p text:style-name="P19">Meeting minutes shall be recorded at all Collective meetings.</text:p>
      <text:p text:style-name="P19">Decisions are made by consensus. Consensus is defined by unanimous approval of all existing Collective members. If consensus cannot be reached, a special meeting shall be scheduled in no less than 2 weeks. In the event of a special meeting, the meeting date, time and place <text:span text:style-name="T8">shall be posted at least 7 days before the meeting. All Collective members are required to attend said special meetings. If consensus still cannot be reached during this special meeting, the Collective shall resort to majority rule.</text:span></text:p>
      <text:p text:style-name="P20">Committees shall be established during Collective meetings according to the needs and interests of the Collective. Committees are empowered to suggest and advise. Collective consensus can override any decisions made by a given committee.</text:p>
      <text:p text:style-name="P20">A journal shall be maintained at all Collective locations for communication between Collective members. It is the responsibility of all Collective members to read and respond to posted messages. </text:p>
      <text:p text:style-name="P20"/>
      <text:list xml:id="list162821495668391" text:continue-numbering="true" text:style-name="L1">
        <text:list-item>
          <text:p text:style-name="P11">Board of Directors</text:p>
        </text:list-item>
      </text:list>
      <text:p text:style-name="P20">The Board of Directors shall serve as an advisory board for short and long term financial planning and policy making. The Collective has veto power ofver any decision made by the Board; all decisions made during Board meetings shall be returned to the Collective for ratification. </text:p>
      <text:p text:style-name="P20">Members of the Board shall include the President, Vice President, Secretary, Treasurer, and any other Collective member interested in joining the Board. One meeting per year is required, the date shall be determined during a regular Collective meeting. Board members serve for one year unless they resign. There shall be no special compensation for Board members.</text:p>
      <text:p text:style-name="P20"/>
      <text:list xml:id="list162821734221901" text:continue-numbering="true" text:style-name="L1">
        <text:list-item>
          <text:p text:style-name="P11">Liability</text:p>
        </text:list-item>
      </text:list>
      <text:p text:style-name="P20">A member of the Board or an officer of the corporation is not individually liable for any discretionary decision within her/his official capacity as a Director or Officer, unless the decision or failu<text:span text:style-name="T9">re to decide constitutes gross negligence.</text:span></text:p>
      <text:p text:style-name="P21">Board members and officers shall not be liable to the corporation or its members for actions taken in their official capacity, except for liability arising from:</text:p>
      <text:list xml:id="list2695522174" text:style-name="L3">
        <text:list-item>
          <text:p text:style-name="P22">Acts or omissions that involve intentional misconduct by the Board member or officer.</text:p>
        </text:list-item>
        <text:list-item>
          <text:p text:style-name="P22">Knowing violation of a law by the board member or officer.</text:p>
        </text:list-item>
        <text:list-item>
          <text:p text:style-name="P22">Any transaction from which a board member or officer will personally receive a benefit of money, property, or services to which s/he is not legally entitled.</text:p>
        </text:list-item>
      </text:list>
      <text:p text:style-name="P23"><text:tab/><text:tab/>The Corporation will indemnify its Board members and officers, to the extent provided in the RCW for non-profit corporations, for expenses incurred or to be incurred, in connection with a lawsuit and against any judgments, settlements, penalties or fines.</text:p>
      <text:p text:style-name="P23"><text:tab/><text:tab/>The above conditions of liability also apply for any Collective member acting in an official capacity for the Collective.</text:p>
      <text:p text:style-name="P23"><text:tab/><text:tab/>Any financial liability of an individual Collective member towards debts incurred by the corporation that may exist during their tenure as a Collective member shall be terminated upon their leaving the Collective except in cases of gross negligence by the individual.</text:p>
      <text:p text:style-name="P23"><text:soft-page-break/></text:p>
      <text:list xml:id="list162821414190793" text:continue-list="list162821734221901" text:style-name="L1">
        <text:list-item>
          <text:p text:style-name="P11">Amendments to the bylaws shall be made by consensus of the Collective.</text:p>
          <text:p text:style-name="P11"/>
        </text:list-item>
        <text:list-item>
          <text:p text:style-name="P11">Present Board of Directors and Officers are:</text:p>
        </text:list-item>
      </text:list>
      <text:p text:style-name="P12"/>
      <text:p text:style-name="P12"><text:tab/><text:tab/><text:span text:style-name="T9">Mahmood Khan, pres.</text:span></text:p>
      <text:p text:style-name="P12"><text:tab/><text:tab/><text:span text:style-name="T9">Jennifer Nace, vice pres.</text:span></text:p>
      <text:p text:style-name="P12"><text:tab/><text:tab/><text:span text:style-name="T9">Kristi Kenney, sec.</text:span></text:p>
      <text:p text:style-name="P12"><text:tab/><text:tab/><text:span text:style-name="T9">Roger Weaver, treas.</text:span></text:p>
      <text:p text:style-name="P12"/>
      <text:p text:style-name="P12"><text:tab/><text:tab/><text:span text:style-name="T9">The Board of Directors and officers of the corporation are subject to change without an amendment to the articles of incorporation.</text:span></text:p>
      <text:p text:style-name="P12"/>
      <text:list xml:id="list162822307878534" text:continue-numbering="true" text:style-name="L1">
        <text:list-item>
          <text:p text:style-name="P11">The name and address of the incorporator is:</text:p>
        </text:list-item>
      </text:list>
      <text:p text:style-name="P7"><text:tab/><text:span text:style-name="T5">Mahmood Khan</text:span></text:p>
      <text:p text:style-name="P7"><text:tab/><text:span text:style-name="T5">6330 17</text:span><text:span text:style-name="T6">th</text:span><text:span text:style-name="T5"> Ave NE</text:span></text:p>
      <text:p text:style-name="P7"><text:tab/><text:span text:style-name="T5">Seattle, WA 98115</text:span></text:p>
      <text:p text:style-name="P7"/>
      <text:p text:style-name="P7"/>
      <text:p text:style-name="P3"><text:tab/>SUBSCRIBED AND SWORN to before me the __ day of <text:span text:style-name="T10">November</text:span>, <text:span text:style-name="T10">1998</text:span>.</text:p>
      <text:p text:style-name="P3"/>
      <text:p text:style-name="P1">Notary Public in and for the State of Washington<text:tab/><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3:27:12.924000000</meta:creation-date>
    <dc:date>2017-12-14T16:28:20.821000000</dc:date>
    <meta:editing-duration>PT8M26S</meta:editing-duration>
    <meta:editing-cycles>3</meta:editing-cycles>
    <meta:generator>LibreOffice/5.4.3.2$Windows_X86_64 LibreOffice_project/92a7159f7e4af62137622921e809f8546db437e5</meta:generator>
    <meta:document-statistic meta:table-count="0" meta:image-count="0" meta:object-count="0" meta:page-count="3" meta:paragraph-count="48" meta:word-count="1088" meta:character-count="7042" meta:non-whitespace-character-count="5850"/>
  </office:meta>
</office:document-meta>
</file>